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3333" draw:textarea-horizontal-align="justify" draw:textarea-vertical-align="middle" draw:auto-grow-height="false" fo:min-height="1.995cm" fo:min-width="1.745cm"/>
    </style:style>
    <style:style style:name="gr2" style:family="graphic" style:parent-style-name="standard">
      <style:graphic-properties draw:textarea-horizontal-align="justify" draw:textarea-vertical-align="middle" draw:auto-grow-height="false" fo:min-height="0.919cm" fo:min-width="0.669cm"/>
    </style:style>
    <style:style style:name="gr3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106cm" svg:stroke-color="#ff3333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175cm" svg:height="3.175cm" svg:x="8.939cm" svg:y="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651cm" svg:height="1.651cm" svg:x="9.636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651cm" svg:height="1.651cm" svg:x="7.636cm" svg:y="9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651cm" svg:height="1.651cm" svg:x="9.636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651cm" svg:height="1.651cm" svg:x="10.636cm" svg:y="1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651cm" svg:height="1.651cm" svg:x="6.636cm" svg:y="1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651cm" svg:height="1.651cm" svg:x="12.636cm" svg:y="1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651cm" svg:height="1.651cm" svg:x="8.636cm" svg:y="1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651cm" svg:height="1.651cm" svg:x="11.636cm" svg:y="9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462cm" svg:y1="7.985cm" svg:x2="10.462cm" svg:y2="9.382cm" draw:start-shape="id1" draw:start-glue-point="8" draw:end-shape="id2" draw:end-glue-point="4" svg:d="M10462 7985v1397" svg:viewBox="0 0 1 1398">
          <text:p/>
        </draw:connector>
        <draw:connector draw:style-name="gr3" draw:text-style-name="P3" draw:layer="layout" draw:type="line" svg:x1="10.527cm" svg:y1="5.283cm" svg:x2="10.462cm" svg:y2="6.334cm" draw:start-shape="id3" draw:start-glue-point="8" draw:end-shape="id1" draw:end-glue-point="4" svg:d="M10527 5283l-65 1051" svg:viewBox="0 0 66 1052">
          <text:p/>
        </draw:connector>
        <draw:connector draw:style-name="gr3" draw:text-style-name="P3" draw:layer="layout" draw:type="line" svg:x1="11.046cm" svg:y1="7.744cm" svg:x2="12.462cm" svg:y2="9.35cm" draw:start-shape="id1" draw:start-glue-point="9" draw:end-shape="id4" draw:end-glue-point="4" svg:d="M11046 7744l1416 1606" svg:viewBox="0 0 1417 1607">
          <text:p/>
        </draw:connector>
        <draw:connector draw:style-name="gr3" draw:text-style-name="P3" draw:layer="layout" draw:type="line" svg:x1="9.877cm" svg:y1="7.744cm" svg:x2="8.462cm" svg:y2="9.35cm" draw:start-shape="id1" draw:start-glue-point="7" draw:end-shape="id5" draw:end-glue-point="4" svg:d="M9877 7744l-1415 1606" svg:viewBox="0 0 1416 1607">
          <text:p/>
        </draw:connector>
        <draw:connector draw:style-name="gr3" draw:text-style-name="P3" draw:layer="layout" draw:type="line" svg:x1="10.462cm" svg:y1="11.033cm" svg:x2="11.461cm" svg:y2="12.35cm" draw:start-shape="id2" draw:start-glue-point="8" draw:end-shape="id6" svg:d="M10462 11033l999 1317" svg:viewBox="0 0 1000 1318">
          <text:p/>
        </draw:connector>
        <draw:connector draw:style-name="gr3" draw:text-style-name="P3" draw:layer="layout" draw:type="line" svg:x1="12.462cm" svg:y1="11.001cm" svg:x2="13.461cm" svg:y2="12.35cm" draw:start-shape="id4" draw:start-glue-point="8" draw:end-shape="id7" svg:d="M12462 11001l999 1349" svg:viewBox="0 0 1000 1350">
          <text:p/>
        </draw:connector>
        <draw:connector draw:style-name="gr3" draw:text-style-name="P3" draw:layer="layout" draw:type="line" svg:x1="10.462cm" svg:y1="11.033cm" svg:x2="9.462cm" svg:y2="12.35cm" draw:start-shape="id2" draw:start-glue-point="8" draw:end-shape="id8" draw:end-glue-point="4" svg:d="M10462 11033l-1000 1317" svg:viewBox="0 0 1001 1318">
          <text:p/>
        </draw:connector>
        <draw:connector draw:style-name="gr3" draw:text-style-name="P3" draw:layer="layout" draw:type="line" svg:x1="8.462cm" svg:y1="11.001cm" svg:x2="7.462cm" svg:y2="12.35cm" draw:start-shape="id5" draw:start-glue-point="8" draw:end-shape="id9" draw:end-glue-point="4" svg:d="M8462 11001l-1000 1349" svg:viewBox="0 0 1001 1350">
          <text:p/>
        </draw:connector>
        <draw:path draw:style-name="gr4" draw:text-style-name="P3" draw:layer="layout" svg:width="8.048cm" svg:height="2.697cm" draw:transform="skewX (-0.0740019602845596) rotate (1.62490153360672) translate (7.26117282581294cm 13.3202343415114cm)" svg:viewBox="0 0 8049 2698" svg:d="M0 10c4390-197 8049 2688 8049 2688">
          <text:p/>
        </draw:path>
        <draw:path draw:style-name="gr4" draw:text-style-name="P3" draw:layer="layout" svg:width="4.818cm" svg:height="2.617cm" draw:transform="rotate (1.16587994033221) translate (10.0234853682361cm 9.23956651136513cm)" svg:viewBox="0 0 4819 2618" svg:d="M0 2618c3869 0 4819-2618 4819-261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08:16:31.965039050</meta:creation-date>
    <dc:date>2016-08-17T08:23:39.578540565</dc:date>
    <meta:editing-duration>PT7M7S</meta:editing-duration>
    <meta:editing-cycles>1</meta:editing-cycles>
    <meta:document-statistic meta:object-count="19"/>
    <meta:generator>LibreOffice/5.1.4.2$Linux_X86_64 LibreOffice_project/10m0$Build-2</meta:generator>
  </office:meta>
</office:document-meta>
</file>